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eamReaderForNod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Base.require( int type , String namespaceURI , String loca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eamReaderForNode.toAttr( Cur c , int 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yncedJsr173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isAttributeSpecifie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Attribute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syncedJsr173.getAttributeLocal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Attribute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ncedJsr173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yncedJsr173.getAttributeNamespac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isAttributeSpecifie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getPrefixes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eamReaderForNode.getAttributeCou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StreamReaderForNode.isAttributeSpecifie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eamReaderForString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ForString.getNamespa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AttributeValue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ForNode.getAttributeNamespac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yncedJsr173.get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TextCharacters( int sourceStart , char [ ] target , int targetStar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syncedJsr173.getNamespac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EventTyp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yncedJsr173.get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NamespaceURI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PI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edJsr173.getAttributeTyp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Character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is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Stream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ForNod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ForString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UnsyncedJsr173( Locale l , XMLStreamReaderBase x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yncedJsr173.getAttribute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syncedJsr173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PI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edJsr173.getAttribute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AttributeLocal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eamReaderBase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fetchCha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nsyncedJsr173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Namespac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standalon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yncedJsr173.require( int type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TextCharacters( int sourceStart , char [ ] target , int target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isAttributeSpecifie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r173GateWay.Jsr173GateWay( Locale l , XMLStreamReaderBase x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XMLStreamReaderBase( 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ForNode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ForNode.XMLStreamReaderForNode( Cur c , boolean inn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MLStreamReaderBase.getCharacterEncodingSche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edJsr173.SyncedJsr173( Locale l , XMLStreamReaderBase x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P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nextTa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nsyncedJsr173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AttributeValue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standalon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ForString.getStream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ForString.XMLStreamReaderForString( Cur c , Object src ,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syncedJsr173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is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AttributeValue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Attribute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P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Attribute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ncedJsr173.getCharacter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TextCharacters( int sourceStart , char [ ] target , int targetStart , int lengt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MLStreamReaderForString.get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Attribut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edJsr173.getAttributeNamespac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treamReaderForString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ForNode.getAttribute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ForString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Attribut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ForNode.ha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ForNode.get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syncedJsr173.getNamespa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nex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h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ForNode.getElementT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StreamReaderForString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edJsr173.getPrefixes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AttributeTyp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Attribut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eamReaderBas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edJsr173.getNamespa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standalon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Namespac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r173.nodeFromStreamImpl( Jsr173GateWay g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Base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ForNode.getAttributeTyp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ForNode.getAttributeLocal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ForNode.toAttr( Cur c , String uri , String loca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MLStreamReaderForString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checkChang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cedJsr173.getPI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NamespaceURI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AttributeNamespac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toXmlns( Cur c , int 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StreamReaderBase.isStanda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syncedJsr173.getPrefixes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Attribute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nex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matchAttr( Cur c , String uri , String loc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treamReaderForNode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eamReaderForNode.getNamespac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eamReaderBas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r173.newXmlStreamReader( Cur c , Object src , int off ,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treamReaderForString.getPI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NamespaceCoun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nsyncedJsr173.getTextCharacters( int sourceStart , char [ ] target , int target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nex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yncedJsr173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eamReaderForString.nex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AttributeTyp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Attribute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StreamReaderForNode.getPI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edJsr173.get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ensureCharBufLen( int c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eamReaderForString.getAttributeLocal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yncedJsr173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Base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edJsr173.getProperty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r173.newXmlStreamReader( Cur c , XmlOptions op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StreamReaderBase.getPrefix(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syncedJsr173.getNamespaceURI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Attribut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require( int type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String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P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r173.nodeFromStream( XMLStreamReader x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ncedJsr173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ncedJsr173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yncedJsr173.get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ForNode.getNamespaceURI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syncedJsr173.getProperty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